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officeooo:rsid="001397b8" officeooo:paragraph-rsid="001397b8"/>
    </style:style>
    <style:style style:name="P2" style:family="paragraph" style:parent-style-name="Standard">
      <style:paragraph-properties fo:line-height="200%" fo:text-align="center" style:justify-single-word="false"/>
      <style:text-properties officeooo:rsid="001397b8" officeooo:paragraph-rsid="001397b8"/>
    </style:style>
    <style:style style:name="P3" style:family="paragraph" style:parent-style-name="Standard">
      <style:paragraph-properties fo:line-height="200%"/>
      <style:text-properties officeooo:rsid="0014074d" officeooo:paragraph-rsid="0014074d"/>
    </style:style>
    <style:style style:name="P4" style:family="paragraph" style:parent-style-name="Standard">
      <style:paragraph-properties fo:line-height="200%"/>
      <style:text-properties officeooo:rsid="0014074d" officeooo:paragraph-rsid="00156690"/>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rsid="00156690" officeooo:paragraph-rsid="00156690"/>
    </style:style>
    <style:style style:name="P7" style:family="paragraph" style:parent-style-name="Standard">
      <style:paragraph-properties fo:line-height="200%"/>
      <style:text-properties officeooo:rsid="00156690" officeooo:paragraph-rsid="0016fe3f"/>
    </style:style>
    <style:style style:name="P8" style:family="paragraph" style:parent-style-name="Standard">
      <style:paragraph-properties fo:line-height="200%"/>
      <style:text-properties officeooo:rsid="0016fe3f" officeooo:paragraph-rsid="0016fe3f"/>
    </style:style>
    <style:style style:name="T1" style:family="text">
      <style:text-properties officeooo:rsid="0014074d"/>
    </style:style>
    <style:style style:name="T2" style:family="text">
      <style:text-properties officeooo:rsid="00156690"/>
    </style:style>
    <style:style style:name="T3" style:family="text">
      <style:text-properties officeooo:rsid="0016fe3f"/>
    </style:style>
    <style:style style:name="T4" style:family="text">
      <style:text-properties officeooo:rsid="001819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Jochem</text:p>
      <text:p text:style-name="P1">Professor Wu</text:p>
      <text:p text:style-name="P1">ECE 332: Computer Vision</text:p>
      <text:p text:style-name="P1"/>
      <text:p text:style-name="P2">Computer Vision Meets Brick breaker </text:p>
      <text:p text:style-name="P5"><text:span text:style-name="T1">Personal Views about field and its applications: 2 pages <text:s/></text:span></text:p>
      <text:p text:style-name="P3">Project Description: 1 page</text:p>
      <text:p text:style-name="P3">Your design: 4 pages </text:p>
      <text:p text:style-name="P3">Remarks and Future Work: 3 pages </text:p>
      <text:p text:style-name="P3">Course feedback and suggestions: 2 pages </text:p>
      <text:p text:style-name="P3">Bibliography: 1 page </text:p>
      <text:p text:style-name="P3"/>
      <text:p text:style-name="P6">Personal Views about the Field and It’s Applications </text:p>
      <text:p text:style-name="P6"><text:tab/>I think computer vision is an amazing field and this course further reinforced my interest in it. I also realized in this course just how much there is to know in CV. Its an enormous field with many different viewpoints. Prior to this course, I though of CV as simply an application of machine learning and deep learning in particular. I was so wrong! </text:p>
      <text:p text:style-name="P8">I<text:tab/> am really excited by pattern recognition aspects of computer vision. I am so fascinated by how people see and perceive the world. Its so incredibly easy for a human to see but nearly impossible for us to explain how we do it. It’s such a sub-conscious process but many algorithms are rapidly improving and challenge humans ability to perceive and recognize patterns. </text:p>
      <text:p text:style-name="P7"><text:tab/><text:span text:style-name="T3">I am really worried about deep-fake imagery. Unless talented engineers and scientists figure out how to detect altered images/video, people will no longer be able trust images and videos. We already live in a time when many people consider the mainstream media to be “fake news.” If these tools become available to anyone who wants to use them, I am worried the public discourse will unravel. </text:span><text:soft-page-break/><text:span text:style-name="T3">People tend to discount information they do not agree with. Once a few images are presented in the media that end up being fake, people will start to discount any image/video they do not agree with. In the extreme, one can imagine a scenario when the media becomes saturated with image and videos that nobody can determine if they are fake or real. Prior to this course, I have read extensively on the topic of how this technology will impact our politics. I particularly found the New Yorker’s article, (</text:span><text:a xlink:type="simple" xlink:href="https://www.newyorker.com/magazine/2018/11/12/in-the-age-of-ai-is-seeing-still-believing" text:style-name="Internet_20_link" text:visited-style-name="Visited_20_Internet_20_Link">https://www.newyorker.com/magazine/2018/11/12/in-the-age-of-ai-is-seeing-still-believing</text:a><text:span text:style-name="T3">), particularly insightful. The author summarizes the scenario well when he writes, “If you change the image, you change history. We’re incredibly visual beings. We rely on vision—and, historically, it’s been very reliable. And so photos and videos still have this incredible resonance.” He paused, tilting back into the sun and raising his hands. “How much longer will that be true?” ”. </text:span></text:p>
      <text:p text:style-name="P7"><text:tab/><text:span text:style-name="T4">I am very excited by the opportunity to contribute to such a worthy course. I think developing algorithms to detect and understand deep-fake imagery would be an amazing area to research as part of a masters or Phd thesis. Not only is the topic fascinating but its also of extremely high social value. If we cannot agree on the facts, a functioning democracy seems increasingly difficult. </text:span></text:p>
      <text:p text:style-name="P7"><text:tab/><text:span text:style-name="T4">I worry that the nature of machine learning will prevent researchers from solving this problem though. Imagine an algorithm that takes in an image and determines if it is real or not. Now, if malicious agents have access to this algorithm, they can then use it to train a neural net/GAN to fool it. This is the nature of machine learning! If the malicious agents have access to the classifier, they could always try to further train their algorithm to beat it. Perhaps I am overly pessimistic but I have low expectations that fake imagery will be reliably detected. </text:span></text:p>
      <text:p text:style-name="P7"/>
      <text:p text:style-name="P7"/>
      <text:p text:style-name="P7"/>
      <text:p text:style-name="P7"/>
      <text:p text:style-name="P3">Course Feedback and Suggestions </text:p>
      <text:p text:style-name="P3"><text:soft-page-break/><text:tab/>I came into this course with a real desire to learn about computer vision. It is such an amazing and useful technology. I learned a lot from the course but do have suggestions on how to make it a better learning experience. I thought the course tried to cover too much material. Personally, I would rather have gone more slowly over a smaller set of topics and gotten a more comprehensive understanding. With other courses going on and the very rapid pace of th<text:span text:style-name="T2">is </text:span>course, I often felt as if I did not have time to try to understand the material from first principles. I wanted to sit and try to derive every detail of the slides and book but just did not have the time. </text:p>
      <text:p text:style-name="P4"><text:tab/>I think the homework was a valuable learning experience. I <text:span text:style-name="T2">learned a lot by doing these homeworks. I know the future ECE courses touch on machine learning and deep learning and that Professor Wu does not see them as obviating other CV methods, but maybe a paper, or lecture on the limitations of deep learning would be useful! With it’s popularity so high, I would find someone demonstrating its limitations to be very interesting. This would also help motivate me to study this courses material. </text:span></text:p>
      <text:p text:style-name="P4"/>
      <text:p text:style-name="P4"><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09:53:43.230112328</meta:creation-date>
    <dc:date>2019-12-08T10:37:04.436233279</dc:date>
    <meta:editing-duration>PT11M49S</meta:editing-duration>
    <meta:editing-cycles>3</meta:editing-cycles>
    <meta:generator>LibreOffice/6.0.7.3$Linux_X86_64 LibreOffice_project/00m0$Build-3</meta:generator>
    <meta:document-statistic meta:table-count="0" meta:image-count="0" meta:object-count="0" meta:page-count="3" meta:paragraph-count="20" meta:word-count="778" meta:character-count="4594" meta:non-whitespace-character-count="3812"/>
  </office:meta>
</office:document-meta>
</file>